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141cm" loext:contextual-spacing="false" fo:line-height="100%" fo:keep-together="auto" fo:keep-with-next="auto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5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>
      <style:paragraph-properties fo:margin-left="1.27cm" fo:margin-right="0cm" fo:margin-top="0cm" fo:margin-bottom="0cm" loext:contextual-spacing="false" fo:text-indent="-0.635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4" style:family="paragraph" style:parent-style-name="Heading_20_1" style:master-page-name="Standard">
      <style:paragraph-properties fo:margin-top="0.847cm" fo:margin-bottom="0cm" loext:contextual-spacing="false" fo:line-height="100%" fo:keep-together="auto" style:page-number="1" fo:keep-with-next="auto"/>
    </style:style>
    <style:style style:name="T1" style:family="text">
      <style:text-properties style:font-name="Arial" fo:font-size="23pt" style:font-name-asian="Arial1" style:font-size-asian="23pt" style:font-name-complex="Arial1" style:font-size-complex="23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4" style:family="text">
      <style:text-properties style:font-name="Arial" fo:font-size="17pt" style:font-name-asian="Arial1" style:font-size-asian="17pt" style:font-name-complex="Arial1" style:font-size-complex="17pt"/>
    </style:style>
    <style:style style:name="T5" style:family="text">
      <style:text-properties fo:color="#1155cc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w03cqpv8bsk"/><text:span text:style-name="T1">Using JIRA Cloud</text:span></text:p>
      <text:p text:style-name="P2"><text:span text:style-name="T2">As a government user we expect a good degree of sophistication when working with data. We have a shared responsibility to keep the right things safe. This guidance will help you use </text:span><text:a xlink:type="simple" xlink:href="https://www.atlassian.com/software/jira/features" text:style-name="Internet_20_link" text:visited-style-name="Visited_20_Internet_20_Link"><text:span text:style-name="T5">JIRA Cloud</text:span></text:a><text:span text:style-name="T2"> to collaborate securely with colleagues.</text:span></text:p>
      <text:p text:style-name="P3"/>
      <text:p text:style-name="P2"><text:span text:style-name="T2">JIRA Cloud is an issue and task tracking application, developed by Atlassian. It provides bug tracking, issue tracking, and project management functions.</text:span></text:p>
      <text:p text:style-name="P1"><text:bookmark text:name="_sshav6h8p5ap"/><text:span text:style-name="T4">Securing your account</text:span></text:p>
      <text:p text:style-name="P2"><text:span text:style-name="T2">Secure your JIRA Cloud account by using:</text:span></text:p>
      <text:p text:style-name="P3"/>
      <text:list xml:id="list7260584481932921463" text:style-name="WWNum3">
        <text:list-item>
          <text:p text:style-name="P4"><text:span text:style-name="T2">a password made up of</text:span><text:a xlink:type="simple" xlink:href="https://www.ncsc.gov.uk/blog-post/three-random-words-or-thinkrandom-0" text:style-name="Internet_20_link" text:visited-style-name="Visited_20_Internet_20_Link"><text:span text:style-name="T2"> </text:span></text:a><text:a xlink:type="simple" xlink:href="https://www.ncsc.gov.uk/blog-post/three-random-words-or-thinkrandom-0" text:style-name="Internet_20_link" text:visited-style-name="Visited_20_Internet_20_Link"><text:span text:style-name="T5">3 random words</text:span></text:a></text:p>
        </text:list-item>
        <text:list-item>
          <text:p text:style-name="P4"><text:span text:style-name="T2">a secure (HTTPS) connection and a </text:span><text:a xlink:type="simple" xlink:href="https://whatbrowser.org" text:style-name="Internet_20_link" text:visited-style-name="Visited_20_Internet_20_Link"><text:span text:style-name="T5">modern browser</text:span></text:a><text:span text:style-name="T2"> or JIRA </text:span><text:a xlink:type="simple" xlink:href="https://www.atlassian.com/software/jira/mobile-app" text:style-name="Internet_20_link" text:visited-style-name="Visited_20_Internet_20_Link"><text:span text:style-name="T5">mobile app</text:span></text:a></text:p>
        </text:list-item>
      </text:list>
      <text:p text:style-name="P3"/>
      <text:p text:style-name="P2"><text:span text:style-name="T2">If you have a corporate Google (G Suite) account use this to log in to JIRA, and</text:span><text:a xlink:type="simple" xlink:href="https://www.google.com/landing/2step/" text:style-name="Internet_20_link" text:visited-style-name="Visited_20_Internet_20_Link"><text:span text:style-name="T2"> </text:span></text:a><text:a xlink:type="simple" xlink:href="https://www.google.com/landing/2step/" text:style-name="Internet_20_link" text:visited-style-name="Visited_20_Internet_20_Link"><text:span text:style-name="T5">enable two factor authentication</text:span></text:a><text:span text:style-name="T2"> on that account.</text:span></text:p>
      <text:p text:style-name="P3"/>
      <text:p text:style-name="P2"><text:span text:style-name="T2">Tell your JIRA administrator if you:</text:span></text:p>
      <text:p text:style-name="P13"/>
      <text:list xml:id="list2506566123184186971" text:style-name="WWNum4">
        <text:list-item>
          <text:p text:style-name="P5"><text:span text:style-name="T2">think someone may have accessed your account</text:span></text:p>
        </text:list-item>
        <text:list-item>
          <text:p text:style-name="P5"><text:span text:style-name="T2">lose a device that can access your JIRA account (you should also</text:span><text:a xlink:type="simple" xlink:href="https://id.atlassian.com/login/resetpassword" text:style-name="Internet_20_link" text:visited-style-name="Visited_20_Internet_20_Link"><text:span text:style-name="T2"> </text:span></text:a><text:a xlink:type="simple" xlink:href="https://id.atlassian.com/login/resetpassword" text:style-name="Internet_20_link" text:visited-style-name="Visited_20_Internet_20_Link"><text:span text:style-name="T5">reset your password</text:span></text:a><text:span text:style-name="T2">)</text:span></text:p>
        </text:list-item>
      </text:list>
      <text:p text:style-name="P1"><text:bookmark text:name="_lqg0faqzxun"/><text:span text:style-name="T4">Protecting your data</text:span></text:p>
      <text:p text:style-name="P2"><text:span text:style-name="T2">To protect your data when using JIRA, make sure you:</text:span></text:p>
      <text:p text:style-name="P3"/>
      <text:list xml:id="list6848618234616772664" text:style-name="WWNum6">
        <text:list-item>
          <text:p text:style-name="P6"><text:span text:style-name="T2">don't use JIRA to store </text:span><text:a xlink:type="simple" xlink:href="https://ico.org.uk/for-organisations/guide-to-data-protection/key-definitions/" text:style-name="Internet_20_link" text:visited-style-name="Visited_20_Internet_20_Link"><text:span text:style-name="T5">sensitive, personal</text:span></text:a><text:span text:style-name="T2">, or other high value data (like commercial or financial information) that could cause harm or embarrassment if lost or exposed</text:span></text:p>
        </text:list-item>
        <text:list-item>
          <text:p text:style-name="P6"><text:a xlink:type="simple" xlink:href="https://confluence.atlassian.com/agile/jira-agile-user-s-guide/configuring-a-board#ConfiguringaBoard-Sharingaboard" text:style-name="Internet_20_link" text:visited-style-name="Visited_20_Internet_20_Link"><text:span text:style-name="T5">restrict access to boards</text:span></text:a><text:span text:style-name="T2"> when you need to control access</text:span></text:p>
        </text:list-item>
      </text:list>
      <text:p text:style-name="P3"/>
      <text:p text:style-name="P2"><text:span text:style-name="T2">When using JIRA, you should also be aware that content, including archived or private content, can be:</text:span></text:p>
      <text:p text:style-name="P3"/>
      <text:list xml:id="list1124829676308821318" text:style-name="WWNum8">
        <text:list-item>
          <text:p text:style-name="P7"><text:span text:style-name="T2">disclosed publicly under the </text:span><text:a xlink:type="simple" xlink:href="https://ico.org.uk/for-organisations/guide-to-freedom-of-information/what-is-the-foi-act/" text:style-name="Internet_20_link" text:visited-style-name="Visited_20_Internet_20_Link"><text:span text:style-name="T5">Freedom of Information Act</text:span></text:a></text:p>
        </text:list-item>
        <text:list-item>
          <text:p text:style-name="P7"><text:a xlink:type="simple" xlink:href="https://confluence.atlassian.com/adminjiracloud/exporting-issues-776636787.html" text:style-name="Internet_20_link" text:visited-style-name="Visited_20_Internet_20_Link"><text:span text:style-name="T5">backed up and viewed</text:span></text:a><text:span text:style-name="T2"> by administrators in JIRA accounts, including content not shared with them</text:span></text:p>
        </text:list-item>
        <text:list-item>
          <text:p text:style-name="P7"><text:a xlink:type="simple" xlink:href="https://www.atlassian.com/legal/privacy-policy" text:style-name="Internet_20_link" text:visited-style-name="Visited_20_Internet_20_Link"><text:span text:style-name="T5">subject to legal requests to share data</text:span></text:a><text:span text:style-name="T2"> by courts, government agencies, or parties involved in litigation in the US</text:span></text:p>
        </text:list-item>
      </text:list>
      <text:p text:style-name="P2"><text:span text:style-name="T2">Atlassian - the company that runs JIRA - have signed up to the</text:span><text:a xlink:type="simple" xlink:href="https://www.atlassian.com/legal/privacy-policy" text:style-name="Internet_20_link" text:visited-style-name="Visited_20_Internet_20_Link"><text:span text:style-name="T2"> </text:span></text:a><text:a xlink:type="simple" xlink:href="https://www.atlassian.com/legal/privacy-policy" text:style-name="Internet_20_link" text:visited-style-name="Visited_20_Internet_20_Link"><text:span text:style-name="T5">EU-US Privacy Shield</text:span></text:a><text:span text:style-name="T2"> which requires them to follow European data protection requirements for personal data for their European customers.</text:span><text:a xlink:type="simple" xlink:href="https://www.atlassian.com/legal/privacy-policy" text:style-name="Internet_20_link" text:visited-style-name="Visited_20_Internet_20_Link"><text:span text:style-name="T2"> </text:span></text:a><text:a xlink:type="simple" xlink:href="https://www.atlassian.com/legal/privacy-policy" text:style-name="Internet_20_link" text:visited-style-name="Visited_20_Internet_20_Link"><text:span text:style-name="T5">You own the data</text:span></text:a><text:span text:style-name="T2"> you put in JIRA, and their technical security is similar to other popular public cloud services.</text:span></text:p>
      <text:p text:style-name="P1"><text:bookmark text:name="_i8f7551qzy2"/><text:span text:style-name="T4">Managing information</text:span></text:p>
      <text:p text:style-name="P2"><text:span text:style-name="T2">You must record or summarise important work in a permanent record at regular intervals or at the end of a piece of work.</text:span></text:p>
      <text:p text:style-name="P3"/>
      <text:p text:style-name="P2"><text:soft-page-break/><text:span text:style-name="T2">Make sure you don’t lose content by:</text:span></text:p>
      <text:p text:style-name="P3"/>
      <text:list xml:id="list3069218378667812147" text:style-name="WWNum1">
        <text:list-item>
          <text:p text:style-name="P8"><text:span text:style-name="T2">creating a permanent record of shared information at regular intervals or at the end of a piece of work</text:span></text:p>
        </text:list-item>
        <text:list-item>
          <text:p text:style-name="P8"><text:span text:style-name="T2">using your document storage or email service to capture important discussions or decisions (name the data so it can be found later)</text:span></text:p>
        </text:list-item>
      </text:list>
      <text:p text:style-name="P3"/>
      <text:p text:style-name="P2"><text:span text:style-name="T2">You can export data from JIRA by:</text:span></text:p>
      <text:p text:style-name="P13"/>
      <text:list xml:id="list6157938879717503207" text:style-name="WWNum2">
        <text:list-item>
          <text:p text:style-name="P9"><text:span text:style-name="T2">copying and pasting the text (while noting the date)</text:span></text:p>
        </text:list-item>
        <text:list-item>
          <text:p text:style-name="P9"><text:span text:style-name="T2">asking your administrator for </text:span><text:a xlink:type="simple" xlink:href="https://confluence.atlassian.com/adminjiracloud/exporting-issues-776636787.html" text:style-name="Internet_20_link" text:visited-style-name="Visited_20_Internet_20_Link"><text:span text:style-name="T5">a backup</text:span></text:a></text:p>
        </text:list-item>
        <text:list-item>
          <text:p text:style-name="P9"><text:a xlink:type="simple" xlink:href="https://confluence.atlassian.com/jirasoftwarecloud/printing-issue-cards-785332012.html" text:style-name="Internet_20_link" text:visited-style-name="Visited_20_Internet_20_Link"><text:span text:style-name="T6">printing cards</text:span></text:a> either to paper or PDF</text:p>
        </text:list-item>
      </text:list>
      <text:p text:style-name="P1"><text:bookmark text:name="_ibk7b2lcji01"/><text:span text:style-name="T4">Getting started</text:span></text:p>
      <text:p text:style-name="P2"><text:span text:style-name="T2">Ensure your account looks official and similar to other government JIRA accounts by:</text:span></text:p>
      <text:p text:style-name="P3"/>
      <text:list xml:id="list1648688876569056048" text:style-name="WWNum5">
        <text:list-item>
          <text:p text:style-name="P10"><text:span text:style-name="T2">setting your full name in </text:span><text:a xlink:type="simple" xlink:href="https://id.atlassian.com/profile" text:style-name="Internet_20_link" text:visited-style-name="Visited_20_Internet_20_Link"><text:span text:style-name="T5">your profile</text:span></text:a></text:p>
        </text:list-item>
        <text:list-item>
          <text:p text:style-name="P10"><text:span text:style-name="T2">use a recognisable profile photo</text:span></text:p>
        </text:list-item>
        <text:list-item>
          <text:p text:style-name="P10"><text:span text:style-name="T2">add your role to the Job title section</text:span></text:p>
        </text:list-item>
        <text:list-item>
          <text:p text:style-name="P10"><text:span text:style-name="T2">add your organisation</text:span></text:p>
        </text:list-item>
      </text:list>
      <text:p text:style-name="P1"><text:bookmark text:name="_kx34merp26ct"/><text:span text:style-name="T4">Getting help</text:span></text:p>
      <text:p text:style-name="P2"><text:span text:style-name="T2">For help using JIRA, you can read their </text:span><text:a xlink:type="simple" xlink:href="https://confluence.atlassian.com/get-started-with-jira-software/get-started-with-jira-software-844502163.html" text:style-name="Internet_20_link" text:visited-style-name="Visited_20_Internet_20_Link"><text:span text:style-name="T5">getting started guide</text:span></text:a> or their <text:a xlink:type="simple" xlink:href="https://confluence.atlassian.com/jirasoftwarecloud/getting-help-764478193.html" text:style-name="Internet_20_link" text:visited-style-name="Visited_20_Internet_20_Link"><text:span text:style-name="T6">getting help</text:span></text:a> pages.</text:p>
      <text:p text:style-name="P3"/>
      <text:p text:style-name="P2"><text:span text:style-name="T2">Atlassian offer support through a:</text:span></text:p>
      <text:p text:style-name="P3"/>
      <text:list xml:id="list2598697748896925486" text:style-name="WWNum7">
        <text:list-item>
          <text:p text:style-name="P11"><text:a xlink:type="simple" xlink:href="https://support.atlassian.com/" text:style-name="Internet_20_link" text:visited-style-name="Visited_20_Internet_20_Link"><text:span text:style-name="T5">support page</text:span></text:a></text:p>
        </text:list-item>
      </text:list>
      <text:list xml:id="list8024194288347847055" text:style-name="WWNum9">
        <text:list-item>
          <text:p text:style-name="P12"><text:a xlink:type="simple" xlink:href="http://status.atlassian.com/" text:style-name="Internet_20_link" text:visited-style-name="Visited_20_Internet_20_Link"><text:span text:style-name="T5">status page</text:span></text:a></text:p>
        </text:list-item>
      </text:list>
      <text:p text:style-name="P3"/>
      <text:p text:style-name="P2"><text:span text:style-name="T2">You may also get help from your internal IT team if they have agreed to do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2pt" fo:language="en" fo:country="US" fo:font-style="normal" style:text-underline-style="none" fo:font-weight="normal" style:letter-kerning="true" style:font-name-asian="Helvetica Neue1" style:font-size-asian="12pt" style:language-asian="zh" style:country-asian="CN" style:font-style-asian="normal" style:font-weight-asian="normal" style:font-name-complex="Helvetica Neue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Helvetica Neue" fo:font-size="12pt" fo:language="en" fo:country="US" fo:font-style="normal" style:text-underline-style="none" fo:font-weight="normal" style:letter-kerning="true" style:font-name-asian="Helvetica Neue1" style:font-size-asian="12pt" style:language-asian="zh" style:country-asian="CN" style:font-style-asian="normal" style:font-weight-asian="normal" style:font-name-complex="Helvetica Neue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style:font-name="Helvetica Neue" fo:font-family="'Helvetica Neue'" style:font-family-generic="roman" style:font-pitch="variable" fo:font-size="24pt" fo:font-weight="bold" style:font-name-asian="Helvetica Neue1" style:font-family-asian="'Helvetica Neue'" style:font-family-generic-asian="system" style:font-pitch-asian="variable" style:font-size-asian="24pt" style:font-weight-asian="bold" style:font-name-complex="Helvetica Neue1" style:font-family-complex="'Helvetica Neue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style:font-name="Helvetica Neue" fo:font-family="'Helvetica Neue'" style:font-family-generic="roman" style:font-pitch="variable" fo:font-size="16pt" fo:font-weight="bold" style:font-name-asian="Helvetica Neue1" style:font-family-asian="'Helvetica Neue'" style:font-family-generic-asian="system" style:font-pitch-asian="variable" style:font-size-asian="16pt" style:font-weight-asian="bold" style:font-name-complex="Helvetica Neue1" style:font-family-complex="'Helvetica Neue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style:font-name="Helvetica Neue" fo:font-family="'Helvetica Neue'" style:font-family-generic="roman" style:font-pitch="variable" fo:font-size="12pt" fo:font-weight="bold" style:font-name-asian="Helvetica Neue1" style:font-family-asian="'Helvetica Neue'" style:font-family-generic-asian="system" style:font-pitch-asian="variable" style:font-size-asian="12pt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color="#005ea5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423cm" loext:contextual-spacing="true" fo:line-height="100%" fo:keep-together="always" fo:keep-with-next="always"/>
      <style:text-properties fo:color="#005ea5" fo:font-size="24pt" style:font-size-asian="24pt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511" meta:character-count="2895" meta:non-whitespace-character-count="2445"/>
    <meta:generator>LibreOffice/5.2.5.1$MacOSX_X86_64 LibreOffice_project/0312e1a284a7d50ca85a365c316c7abbf20a4d22</meta:generator>
  </office:meta>
</office:document-meta>
</file>